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2" style:family="graphic" style:parent-style-name="standard">
      <style:graphic-properties draw:fill-color="#cfe7f5" draw:textarea-vertical-align="middle"/>
    </style:style>
    <style:style style:name="gr3" style:family="graphic" style:parent-style-name="standard">
      <style:graphic-properties svg:stroke-width="0cm" svg:stroke-color="#000000" draw:marker-start-width="0.2cm" draw:marker-end-width="0.2cm" draw:fill="solid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fill="none" draw:fill-color="#cfe7f5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cm" svg:height="0.5cm" svg:x="4cm" svg:y="5.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" draw:text-style-name="P1" draw:layer="layout" svg:width="2.1cm" svg:height="3.9cm" svg:x="3.3cm" svg:y="2cm">
          <text:p text:style-name="P1">32 bit<text:line-break/>CPU<text:line-break/></text:p>
        </draw:rect>
        <draw:rect draw:style-name="gr2" draw:text-style-name="P1" draw:layer="layout" svg:width="2.1cm" svg:height="1cm" svg:x="6.1cm" svg:y="2cm">
          <text:p text:style-name="P1">SRAM<text:line-break/>controller</text:p>
        </draw:rect>
        <draw:rect draw:style-name="gr2" draw:text-style-name="P1" draw:layer="layout" svg:width="2.1cm" svg:height="1cm" svg:x="6.1cm" svg:y="4.9cm">
          <text:p text:style-name="P1">DMA<text:line-break/>controller</text:p>
        </draw:rect>
        <draw:rect draw:style-name="gr2" draw:text-style-name="P1" draw:layer="layout" svg:width="2.1cm" svg:height="1cm" svg:x="8.9cm" svg:y="4.9cm">
          <text:p text:style-name="P1">PSDRAM</text:p>
          <text:p text:style-name="P1">system memory</text:p>
        </draw:rect>
        <draw:rect draw:style-name="gr2" draw:text-style-name="P1" draw:layer="layout" svg:width="2.1cm" svg:height="1cm" svg:x="8.9cm" svg:y="2cm">
          <text:p text:style-name="P1">32 bit SRAM<text:line-break/>system memory</text:p>
        </draw:rect>
        <draw:rect draw:style-name="gr2" draw:text-style-name="P1" draw:layer="layout" svg:width="2.1cm" svg:height="1cm" svg:x="8.9cm" svg:y="3.5cm">
          <text:p text:style-name="P1">VGA</text:p>
          <text:p text:style-name="P1">controller</text:p>
        </draw:rect>
        <draw:rect draw:style-name="gr2" draw:text-style-name="P1" draw:layer="layout" svg:width="2.1cm" svg:height="1.012cm" svg:x="6.079cm" svg:y="6.388cm">
          <text:p text:style-name="P1">PS/2<text:line-break/>controller</text:p>
        </draw:rect>
        <draw:rect draw:style-name="gr2" draw:text-style-name="P1" draw:layer="layout" svg:width="2.1cm" svg:height="1cm" svg:x="0.5cm" svg:y="1.95cm">
          <text:p text:style-name="P1">Interrupt<text:line-break/>controller</text:p>
        </draw:rect>
        <draw:rect draw:style-name="gr2" draw:text-style-name="P1" draw:layer="layout" svg:width="2.1cm" svg:height="1cm" svg:x="0.5cm" svg:y="3.4cm">
          <text:p text:style-name="P1">Parameter stack<text:line-break/>memory</text:p>
        </draw:rect>
        <draw:rect draw:style-name="gr2" draw:text-style-name="P1" draw:layer="layout" svg:width="2.1cm" svg:height="1cm" svg:x="0.5cm" svg:y="4.9cm">
          <text:p text:style-name="P1">Return stack<text:line-break/>memory</text:p>
        </draw:rect>
        <draw:rect draw:style-name="gr2" draw:text-style-name="P1" draw:layer="layout" svg:width="2.1cm" svg:height="1cm" svg:x="0.5cm" svg:y="6.4cm">
          <text:p text:style-name="P1">RS232</text:p>
          <text:p text:style-name="P1">controller</text:p>
        </draw:rect>
        <draw:custom-shape draw:style-name="gr1" draw:text-style-name="P1" draw:layer="layout" svg:width="0.7cm" svg:height="0.7cm" svg:x="2.6cm" svg:y="2.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0.7cm" svg:height="0.7cm" svg:x="5.399cm" svg:y="2.19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0.7cm" svg:height="0.7cm" svg:x="8.198cm" svg:y="2.19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0.7cm" svg:height="0.7cm" svg:x="8.197cm" svg:y="4.9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0.7cm" svg:height="0.7cm" svg:x="5.396cm" svg:y="4.99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2" draw:text-style-name="P1" draw:layer="layout" svg:width="2.1cm" svg:height="1.001cm" svg:x="3.299cm" svg:y="0.499cm">
          <text:p text:style-name="P1">Hardware<text:line-break/>registers</text:p>
        </draw:rect>
        <draw:custom-shape draw:style-name="gr1" draw:text-style-name="P1" draw:layer="layout" svg:width="0.7cm" svg:height="0.5cm" svg:x="3.999cm" svg:y="1.4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2" draw:text-style-name="P1" draw:layer="layout" svg:width="2.1cm" svg:height="1cm" svg:x="6.099cm" svg:y="3.499cm">
          <text:p text:style-name="P1">Character</text:p>
          <text:p text:style-name="P1">RAM</text:p>
        </draw:rect>
        <draw:custom-shape draw:style-name="gr1" draw:text-style-name="P1" draw:layer="layout" svg:width="0.7cm" svg:height="0.7cm" svg:x="5.398cm" svg:y="3.59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2" draw:text-style-name="P1" draw:layer="layout" svg:width="2.1cm" svg:height="1.013cm" svg:x="3.278cm" svg:y="6.387cm">
          <text:p text:style-name="P1">System clocks</text:p>
        </draw:rect>
        <draw:rect draw:style-name="gr2" draw:text-style-name="P1" draw:layer="layout" svg:width="2.1cm" svg:height="1.035cm" svg:x="8.863cm" svg:y="6.365cm">
          <text:p text:style-name="P1">SPI controller</text:p>
        </draw:rect>
        <draw:custom-shape draw:style-name="gr1" draw:text-style-name="P1" draw:layer="layout" svg:width="0.7cm" svg:height="0.7cm" svg:x="2.599cm" svg:y="3.49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0.7cm" svg:height="0.7cm" svg:x="2.598cm" svg:y="4.99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1.9cm" svg:height="0.5cm" svg:x="5.6cm" svg:y="1cm">
          <text:p text:style-name="P1">32 bit databus</text:p>
          <draw:enhanced-geometry svg:viewBox="0 0 21600 21600" draw:text-areas="800 800 20800 20800" draw:type="round-rectangular-callout" draw:modifiers="2022.51446607049 52814.3712574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Calibri" style:font-style-name="Regular" style:font-family-generic="swiss" style:font-pitch="variable" fo:font-size="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13T02:24:52.81</meta:creation-date>
    <dc:date>2013-05-13T14:44:27.61</dc:date>
    <meta:editing-duration>PT38M53S</meta:editing-duration>
    <meta:editing-cycles>8</meta:editing-cycles>
    <meta:generator>OpenOffice.org/3.4.1$Win32 OpenOffice.org_project/341m1$Build-9593</meta:generator>
    <meta:document-statistic meta:object-count="26"/>
  </office:meta>
</office:document-meta>
</file>